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Feuille1" table:style-name="ta1" table:print-ranges="Feuille1.A1:Feuille1.K22">
        <table:table-column table:style-name="co1" table:number-columns-repeated="256" table:default-cell-style-name="Default"/>
        <table:table-row table:style-name="ro1">
          <table:table-cell table:style-name="ce1" office:value-type="string">
            <text:p>Ni</text:p>
          </table:table-cell>
          <table:table-cell table:style-name="ce1" office:value-type="string">
            <text:p>Fi</text:p>
          </table:table-cell>
          <table:table-cell table:style-name="ce1" office:value-type="string">
            <text:p>Ni*Fi</text:p>
          </table:table-cell>
          <table:table-cell table:style-name="ce1" office:value-type="string">
            <text:p>Ni-n</text:p>
          </table:table-cell>
          <table:table-cell table:style-name="ce1" office:value-type="string">
            <text:p>(Ni-n)^2</text:p>
          </table:table-cell>
          <table:table-cell table:style-name="ce1" office:value-type="string">
            <text:p>Fi*(Ni-n)^2</text:p>
          </table:table-cell>
          <table:table-cell table:style-name="ce1">
            <draw:frame table:end-cell-address="Feuille1.K22" table:end-x="2.176cm" table:end-y="0.24cm" draw:z-index="0" svg:width="11.04cm" svg:height="9.35cm" svg:x="0.168cm" svg:y="0.373cm">
              <draw:object draw:notify-on-update-of-ranges="Feuille1.A1:Feuille1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24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A2]*[.B2]" office:value-type="float" office:value="0">
            <text:p>0</text:p>
          </table:table-cell>
          <table:table-cell table:formula="oooc:=[.A2]-[.$B$20]" office:value-type="float" office:value="-7.14572864321608">
            <text:p>-7,15</text:p>
          </table:table-cell>
          <table:table-cell table:formula="oooc:=[.D2]^2" office:value-type="float" office:value="51.0614378424787">
            <text:p>51,06</text:p>
          </table:table-cell>
          <table:table-cell table:formula="oooc:=[.B2]*[.E2]" office:value-type="float" office:value="51.0614378424787">
            <text:p>51,06</text:p>
          </table:table-cell>
          <table:table-cell table:number-columns-repeated="250"/>
        </table:table-row>
        <table:table-row table:style-name="ro1">
          <table:table-cell table:formula="oooc:=[.A2]+1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A3]*[.B3]" office:value-type="float" office:value="2">
            <text:p>2</text:p>
          </table:table-cell>
          <table:table-cell table:formula="oooc:=[.A3]-[.$B$20]" office:value-type="float" office:value="-6.14572864321608">
            <text:p>-6,15</text:p>
          </table:table-cell>
          <table:table-cell table:formula="oooc:=[.D3]^2" office:value-type="float" office:value="37.7699805560466">
            <text:p>37,77</text:p>
          </table:table-cell>
          <table:table-cell table:formula="oooc:=[.B3]*[.E3]" office:value-type="float" office:value="75.5399611120931">
            <text:p>75,54</text:p>
          </table:table-cell>
          <table:table-cell table:number-columns-repeated="250"/>
        </table:table-row>
        <table:table-row table:style-name="ro1">
          <table:table-cell table:formula="oooc:=[.A3]+1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A4]*[.B4]" office:value-type="float" office:value="0">
            <text:p>0</text:p>
          </table:table-cell>
          <table:table-cell table:formula="oooc:=[.A4]-[.$B$20]" office:value-type="float" office:value="-5.14572864321608">
            <text:p>-5,15</text:p>
          </table:table-cell>
          <table:table-cell table:formula="oooc:=[.D4]^2" office:value-type="float" office:value="26.4785232696144">
            <text:p>26,48</text:p>
          </table:table-cell>
          <table:table-cell table:formula="oooc:=[.B4]*[.E4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formula="oooc:=[.A4]+1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ooc:=[.A5]*[.B5]" office:value-type="float" office:value="45">
            <text:p>45</text:p>
          </table:table-cell>
          <table:table-cell table:formula="oooc:=[.A5]-[.$B$20]" office:value-type="float" office:value="-4.14572864321608">
            <text:p>-4,15</text:p>
          </table:table-cell>
          <table:table-cell table:formula="oooc:=[.D5]^2" office:value-type="float" office:value="17.1870659831822">
            <text:p>17,19</text:p>
          </table:table-cell>
          <table:table-cell table:formula="oooc:=[.B5]*[.E5]" office:value-type="float" office:value="257.805989747734">
            <text:p>257,81</text:p>
          </table:table-cell>
          <table:table-cell table:number-columns-repeated="250"/>
        </table:table-row>
        <table:table-row table:style-name="ro1">
          <table:table-cell table:formula="oooc:=[.A5]+1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ooc:=[.A6]*[.B6]" office:value-type="float" office:value="48">
            <text:p>48</text:p>
          </table:table-cell>
          <table:table-cell table:formula="oooc:=[.A6]-[.$B$20]" office:value-type="float" office:value="-3.14572864321608">
            <text:p>-3,15</text:p>
          </table:table-cell>
          <table:table-cell table:formula="oooc:=[.D6]^2" office:value-type="float" office:value="9.89560869675008">
            <text:p>9,9</text:p>
          </table:table-cell>
          <table:table-cell table:formula="oooc:=[.B6]*[.E6]" office:value-type="float" office:value="118.747304361001">
            <text:p>118,75</text:p>
          </table:table-cell>
          <table:table-cell table:number-columns-repeated="250"/>
        </table:table-row>
        <table:table-row table:style-name="ro1">
          <table:table-cell table:formula="oooc:=[.A6]+1"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ooc:=[.A7]*[.B7]" office:value-type="float" office:value="130">
            <text:p>130</text:p>
          </table:table-cell>
          <table:table-cell table:formula="oooc:=[.A7]-[.$B$20]" office:value-type="float" office:value="-2.14572864321608">
            <text:p>-2,15</text:p>
          </table:table-cell>
          <table:table-cell table:formula="oooc:=[.D7]^2" office:value-type="float" office:value="4.60415141031792">
            <text:p>4,6</text:p>
          </table:table-cell>
          <table:table-cell table:formula="oooc:=[.B7]*[.E7]" office:value-type="float" office:value="119.707936668266">
            <text:p>119,71</text:p>
          </table:table-cell>
          <table:table-cell table:number-columns-repeated="250"/>
        </table:table-row>
        <table:table-row table:style-name="ro1">
          <table:table-cell table:formula="oooc:=[.A7]+1"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ooc:=[.A8]*[.B8]" office:value-type="float" office:value="192">
            <text:p>192</text:p>
          </table:table-cell>
          <table:table-cell table:formula="oooc:=[.A8]-[.$B$20]" office:value-type="float" office:value="-1.14572864321608">
            <text:p>-1,15</text:p>
          </table:table-cell>
          <table:table-cell table:formula="oooc:=[.D8]^2" office:value-type="float" office:value="1.31269412388576">
            <text:p>1,31</text:p>
          </table:table-cell>
          <table:table-cell table:formula="oooc:=[.B8]*[.E8]" office:value-type="float" office:value="42.0062119643443">
            <text:p>42,01</text:p>
          </table:table-cell>
          <table:table-cell table:number-columns-repeated="250"/>
        </table:table-row>
        <table:table-row table:style-name="ro1">
          <table:table-cell table:formula="oooc:=[.A8]+1" office:value-type="float" office:value="7">
            <text:p>7</text:p>
          </table:table-cell>
          <table:table-cell office:value-type="float" office:value="27">
            <text:p>27</text:p>
          </table:table-cell>
          <table:table-cell table:formula="oooc:=[.A9]*[.B9]" office:value-type="float" office:value="189">
            <text:p>189</text:p>
          </table:table-cell>
          <table:table-cell table:formula="oooc:=[.A9]-[.$B$20]" office:value-type="float" office:value="-0.14572864321608">
            <text:p>-0,15</text:p>
          </table:table-cell>
          <table:table-cell table:formula="oooc:=[.D9]^2" office:value-type="float" office:value="0.0212368374535997">
            <text:p>0,02</text:p>
          </table:table-cell>
          <table:table-cell table:formula="oooc:=[.B9]*[.E9]" office:value-type="float" office:value="0.573394611247191">
            <text:p>0,57</text:p>
          </table:table-cell>
          <table:table-cell table:number-columns-repeated="250"/>
        </table:table-row>
        <table:table-row table:style-name="ro1">
          <table:table-cell table:formula="oooc:=[.A9]+1"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ooc:=[.A10]*[.B10]" office:value-type="float" office:value="216">
            <text:p>216</text:p>
          </table:table-cell>
          <table:table-cell table:formula="oooc:=[.A10]-[.$B$20]" office:value-type="float" office:value="0.85427135678392">
            <text:p>0,85</text:p>
          </table:table-cell>
          <table:table-cell table:formula="oooc:=[.D10]^2" office:value-type="float" office:value="0.729779551021439">
            <text:p>0,73</text:p>
          </table:table-cell>
          <table:table-cell table:formula="oooc:=[.B10]*[.E10]" office:value-type="float" office:value="19.7040478775788">
            <text:p>19,7</text:p>
          </table:table-cell>
          <table:table-cell table:number-columns-repeated="250"/>
        </table:table-row>
        <table:table-row table:style-name="ro1">
          <table:table-cell table:formula="oooc:=[.A10]+1"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ooc:=[.A11]*[.B11]" office:value-type="float" office:value="117">
            <text:p>117</text:p>
          </table:table-cell>
          <table:table-cell table:formula="oooc:=[.A11]-[.$B$20]" office:value-type="float" office:value="1.85427135678392">
            <text:p>1,85</text:p>
          </table:table-cell>
          <table:table-cell table:formula="oooc:=[.D11]^2" office:value-type="float" office:value="3.43832226458928">
            <text:p>3,44</text:p>
          </table:table-cell>
          <table:table-cell table:formula="oooc:=[.B11]*[.E11]" office:value-type="float" office:value="44.6981894396606">
            <text:p>44,7</text:p>
          </table:table-cell>
          <table:table-cell table:number-columns-repeated="250"/>
        </table:table-row>
        <table:table-row table:style-name="ro1">
          <table:table-cell table:formula="oooc:=[.A11]+1"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ooc:=[.A12]*[.B12]" office:value-type="float" office:value="210">
            <text:p>210</text:p>
          </table:table-cell>
          <table:table-cell table:formula="oooc:=[.A12]-[.$B$20]" office:value-type="float" office:value="2.85427135678392">
            <text:p>2,85</text:p>
          </table:table-cell>
          <table:table-cell table:formula="oooc:=[.D12]^2" office:value-type="float" office:value="8.14686497815712">
            <text:p>8,15</text:p>
          </table:table-cell>
          <table:table-cell table:formula="oooc:=[.B12]*[.E12]" office:value-type="float" office:value="171.084164541299">
            <text:p>171,08</text:p>
          </table:table-cell>
          <table:table-cell table:number-columns-repeated="250"/>
        </table:table-row>
        <table:table-row table:style-name="ro1">
          <table:table-cell table:formula="oooc:=[.A12]+1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ooc:=[.A13]*[.B13]" office:value-type="float" office:value="121">
            <text:p>121</text:p>
          </table:table-cell>
          <table:table-cell table:formula="oooc:=[.A13]-[.$B$20]" office:value-type="float" office:value="3.85427135678392">
            <text:p>3,85</text:p>
          </table:table-cell>
          <table:table-cell table:formula="oooc:=[.D13]^2" office:value-type="float" office:value="14.855407691725">
            <text:p>14,86</text:p>
          </table:table-cell>
          <table:table-cell table:formula="oooc:=[.B13]*[.E13]" office:value-type="float" office:value="163.409484608975">
            <text:p>163,41</text:p>
          </table:table-cell>
          <table:table-cell table:number-columns-repeated="250"/>
        </table:table-row>
        <table:table-row table:style-name="ro1">
          <table:table-cell table:formula="oooc:=[.A13]+1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ooc:=[.A14]*[.B14]" office:value-type="float" office:value="96">
            <text:p>96</text:p>
          </table:table-cell>
          <table:table-cell table:formula="oooc:=[.A14]-[.$B$20]" office:value-type="float" office:value="4.85427135678392">
            <text:p>4,85</text:p>
          </table:table-cell>
          <table:table-cell table:formula="oooc:=[.D14]^2" office:value-type="float" office:value="23.5639504052928">
            <text:p>23,56</text:p>
          </table:table-cell>
          <table:table-cell table:formula="oooc:=[.B14]*[.E14]" office:value-type="float" office:value="188.511603242342">
            <text:p>188,51</text:p>
          </table:table-cell>
          <table:table-cell table:number-columns-repeated="250"/>
        </table:table-row>
        <table:table-row table:style-name="ro1">
          <table:table-cell table:formula="oooc:=[.A14]+1"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ooc:=[.A15]*[.B15]" office:value-type="float" office:value="0">
            <text:p>0</text:p>
          </table:table-cell>
          <table:table-cell table:formula="oooc:=[.A15]-[.$B$20]" office:value-type="float" office:value="5.85427135678392">
            <text:p>5,85</text:p>
          </table:table-cell>
          <table:table-cell table:formula="oooc:=[.D15]^2" office:value-type="float" office:value="34.2724931188606">
            <text:p>34,27</text:p>
          </table:table-cell>
          <table:table-cell table:formula="oooc:=[.B15]*[.E15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formula="oooc:=[.A15]+1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ooc:=[.A16]*[.B16]" office:value-type="float" office:value="56">
            <text:p>56</text:p>
          </table:table-cell>
          <table:table-cell table:formula="oooc:=[.A16]-[.$B$20]" office:value-type="float" office:value="6.85427135678392">
            <text:p>6,85</text:p>
          </table:table-cell>
          <table:table-cell table:formula="oooc:=[.D16]^2" office:value-type="float" office:value="46.9810358324285">
            <text:p>46,98</text:p>
          </table:table-cell>
          <table:table-cell table:formula="oooc:=[.B16]*[.E16]" office:value-type="float" office:value="187.924143329714">
            <text:p>187,9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formula="oooc:=SUM([.A2:.A16])" office:value-type="float" office:value="105">
            <text:p>105</text:p>
          </table:table-cell>
          <table:table-cell table:formula="oooc:=SUM([.B2:.B16])" office:value-type="float" office:value="199">
            <text:p>199</text:p>
          </table:table-cell>
          <table:table-cell table:formula="oooc:=SUM([.C2:.C16])" office:value-type="float" office:value="1422">
            <text:p>1422</text:p>
          </table:table-cell>
          <table:table-cell table:number-columns-repeated="2"/>
          <table:table-cell table:formula="oooc:=SUM([.F2:.F16])" office:value-type="float" office:value="1440.77386934673">
            <text:p>1440,77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Moyenne</text:p>
          </table:table-cell>
          <table:table-cell table:formula="oooc:=[.C18]/[.B18]" office:value-type="float" office:value="7.14572864321608">
            <text:p>7,15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Variance</text:p>
          </table:table-cell>
          <table:table-cell table:formula="oooc:=[.F18]/[.B18]" office:value-type="float" office:value="7.24006969520972">
            <text:p>7,24</text:p>
          </table:table-cell>
          <table:table-cell table:number-columns-repeated="254"/>
        </table:table-row>
        <table:table-row table:style-name="ro2">
          <table:table-cell table:style-name="ce1" office:value-type="string">
            <text:p>Ecart type</text:p>
          </table:table-cell>
          <table:table-cell table:formula="oooc:=SQRT([.B21])" office:value-type="float" office:value="2.69073776039392">
            <text:p>2,69</text:p>
          </table:table-cell>
          <table:table-cell table:number-columns-repeated="25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2">12/01/2006</text:date>, <text:time>14:4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1-12T14:22:26</meta:creation-date>
    <dc:date>2006-01-12T14:40:41</dc:date>
    <meta:print-date>2006-01-12T14:39:46</meta:print-date>
    <dc:language>fr-FR</dc:language>
    <meta:editing-cycles>11</meta:editing-cycles>
    <meta:editing-duration>PT17M44S</meta:editing-duration>
    <meta:user-defined meta:name="Info 1"/>
    <meta:user-defined meta:name="Info 2"/>
    <meta:user-defined meta:name="Info 3"/>
    <meta:user-defined meta:name="Info 4"/>
    <meta:document-statistic meta:table-count="3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2999992370605pt" style:font-family-asian="'Lucida Sans Unicode'" style:font-pitch-asian="variable" style:font-size-asian="17.2999992370605pt" style:font-family-complex="Tahoma" style:font-pitch-complex="variable" style:font-size-complex="17.2999992370605pt"/>
    </style:style>
    <style:style style:name="ch3" style:family="chart">
      <style:graphic-properties draw:fill="none"/>
      <style:text-properties fo:font-family="Arial" style:font-family-generic="swiss" style:font-pitch="variable" fo:font-size="7.90000009536743pt" style:font-family-asian="'Lucida Sans Unicode'" style:font-pitch-asian="variable" style:font-size-asian="7.90000009536743pt" style:font-family-complex="Tahoma" style:font-pitch-complex="variable" style:font-size-complex="7.9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0000019073486pt" style:font-family-asian="'Lucida Sans Unicode'" style:font-pitch-asian="variable" style:font-size-asian="9.30000019073486pt" style:font-family-complex="Tahoma" style:font-pitch-complex="variable" style:font-size-complex="9.30000019073486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0000019073486pt" style:font-family-asian="'Lucida Sans Unicode'" style:font-pitch-asian="variable" style:font-size-asian="9.30000019073486pt" style:font-family-complex="Tahoma" style:font-pitch-complex="variable" style:font-size-complex="9.3000001907348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7.90000009536743pt" style:font-family-asian="'Lucida Sans Unicode'" style:font-pitch-asian="variable" style:font-size-asian="7.90000009536743pt" style:font-family-complex="Tahoma" style:font-pitch-complex="variable" style:font-size-complex="7.90000009536743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1.041cm" svg:height="9.351cm" chart:class="chart:bar" chart:style-name="ch1">
        <chart:title svg:x="4.338cm" svg:y="0.185cm" chart:style-name="ch2">
          <text:p>Fi = f(Ni)</text:p>
        </chart:title>
        <chart:legend chart:legend-position="end" svg:x="9.984cm" svg:y="4.42cm" chart:style-name="ch3"/>
        <chart:plot-area chart:style-name="ch4" table:cell-range-address="Feuille1.$A$1:.$B$16" chart:data-source-has-labels="both" chart:table-number-list="0" svg:x="0.22cm" svg:y="1.235cm" svg:width="9.324cm" svg:height="7.927cm">
          <chart:axis chart:dimension="x" chart:name="primary-x" chart:style-name="ch5">
            <chart:categories table:cell-range-address="local-table.A2:.A16"/>
            <chart:grid chart:class="major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